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edback on Class skeleton for Shu Lo</text:p>
      <text:p text:style-name="Standard"/>
      <text:p text:style-name="Standard">1. person class:</text:p>
      <text:p text:style-name="Standard">Should there be:</text:p>
      <text:p text:style-name="Standard">Street address 1</text:p>
      <text:p text:style-name="Standard">Street address 2</text:p>
      <text:p text:style-name="Standard">City</text:p>
      <text:p text:style-name="Standard">State</text:p>
      <text:p text:style-name="Standard">zip</text:p>
      <text:p text:style-name="Standard">instead of just street adress?</text:p>
      <text:p text:style-name="Standard"/>
      <text:list xml:id="list715068854885154835" text:style-name="L1">
        <text:list-item>
          <text:p text:style-name="P1">method notes(), should be getNotes()</text:p>
        </text:list-item>
        <text:list-item>
          <text:p text:style-name="P1">maybe there should be <text:s/>2 methods to check the validity of phone number and email</text:p>
          <text:p text:style-name="P1">boolean validPhone(String phone)</text:p>
          <text:p text:style-name="P1">boolean validemail(String email)</text:p>
        </text:list-item>
        <text:list-item>
          <text:p text:style-name="P1">I think for Java Docs the comments shold be in <text:s/></text:p>
          <text:p text:style-name="P1">/**</text:p>
          <text:p text:style-name="P1">*</text:p>
          <text:p text:style-name="P1">**/</text:p>
          <text:p text:style-name="P1">format.</text:p>
          <text:p text:style-name="P1"/>
        </text:list-item>
      </text:list>
      <text:p text:style-name="Standard"/>
      <text:p text:style-name="Standard"/>
      <text:p text:style-name="Standard">I am a little confused about SaveAndStart() method, I think it is case 5. I think it's also the same as case 1 as the program evolves? At first we use a new array to add users but later, for case 1, we will be opening the file and start adding user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2-28T07:05:48.53</meta:creation-date>
    <meta:document-statistic meta:table-count="0" meta:image-count="0" meta:object-count="0" meta:page-count="1" meta:paragraph-count="19" meta:word-count="122" meta:character-count="641"/>
    <dc:date>2016-02-28T07:27:08.01</dc:date>
    <dc:creator>Kuxhlani Jayasinya</dc:creator>
    <meta:editing-duration>PT21M19S</meta:editing-duration>
    <meta:editing-cycles>1</meta:editing-cycles>
    <meta:generator>OpenOffice/4.0.1$Win32 OpenOffice.org_project/401m5$Build-9714</meta:generator>
  </office:meta>
</office:document-meta>
</file>